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uiteParts">
      <style:graphic-properties draw:textarea-vertical-align="middle" draw:auto-grow-height="false" fo:min-height="0.75cm" fo:min-width="7.5cm"/>
    </style:style>
    <style:style style:name="gr2" style:family="graphic" style:parent-style-name="SuiteParts">
      <style:graphic-properties draw:textarea-vertical-align="middle" draw:auto-grow-height="false" fo:min-height="0.458cm" fo:min-width="0.208cm"/>
    </style:style>
    <style:style style:name="gr3" style:family="graphic" style:parent-style-name="SuiteParts">
      <style:graphic-properties draw:textarea-vertical-align="middle" draw:auto-grow-height="false" fo:min-height="0.458cm" fo:min-width="0.914cm"/>
    </style:style>
    <style:style style:name="gr4" style:family="graphic" style:parent-style-name="SuiteParts">
      <style:graphic-properties draw:textarea-vertical-align="middle" draw:auto-grow-height="false" fo:min-height="0cm" fo:min-width="0cm"/>
    </style:style>
    <style:style style:name="gr5" style:family="graphic" style:parent-style-name="objectwithoutfill">
      <style:graphic-properties svg:stroke-width="0.035cm" draw:marker-start-width="0.262cm" draw:marker-end="Arrow" draw:marker-end-width="0.322cm" draw:fill="solid" draw:textarea-vertical-align="middle" fo:padding-top="0.132cm" fo:padding-bottom="0.132cm" fo:padding-left="0.257cm" fo:padding-right="0.257cm"/>
    </style:style>
    <style:style style:name="gr6" style:family="graphic" style:parent-style-name="Lines">
      <style:graphic-properties svg:stroke-width="0.035cm" draw:marker-start-width="0.252cm" draw:marker-end-width="0.252cm" draw:textarea-vertical-align="middle" draw:auto-grow-height="false" fo:min-height="11.47cm" fo:min-width="0.009cm" fo:padding-top="0.142cm" fo:padding-bottom="0.142cm" fo:padding-left="0.267cm" fo:padding-right="0.267cm"/>
    </style:style>
    <style:style style:name="gr7" style:family="graphic" style:parent-style-name="SuiteParts">
      <style:graphic-properties draw:fill-color="#ef476f" draw:textarea-vertical-align="middle" draw:auto-grow-height="false" fo:min-height="2.25cm" fo:min-width="2cm"/>
    </style:style>
    <style:style style:name="gr8" style:family="graphic" style:parent-style-name="SuiteParts">
      <style:graphic-properties draw:fill-color="#ef476f" draw:textarea-vertical-align="middle" draw:auto-grow-height="false" fo:min-height="2.25cm" fo:min-width="2cm"/>
    </style:style>
    <style:style style:name="gr9" style:family="graphic" style:parent-style-name="standard">
      <style:graphic-properties draw:stroke="none" draw:fill="none" fo:min-height="0.514cm"/>
    </style:style>
    <style:style style:name="gr10" style:family="graphic" style:parent-style-name="objectwithoutfill">
      <style:graphic-properties draw:stroke="solid" svg:stroke-width="0.035cm" draw:marker-start-width="0.262cm" draw:marker-end="Arrow" draw:marker-end-width="0.322cm" draw:fill="solid" draw:textarea-vertical-align="middle" fo:padding-top="0.132cm" fo:padding-bottom="0.132cm" fo:padding-left="0.257cm" fo:padding-right="0.257cm"/>
    </style:style>
    <style:style style:name="gr11" style:family="graphic" style:parent-style-name="SuiteParts">
      <style:graphic-properties draw:fill-color="#ffd166" draw:textarea-vertical-align="middle" draw:auto-grow-height="false" fo:min-height="2.25cm" fo:min-width="2cm"/>
    </style:style>
    <style:style style:name="gr12" style:family="graphic" style:parent-style-name="SuiteParts" style:list-style-name="L1">
      <style:graphic-properties draw:fill-color="#ffd166" draw:textarea-vertical-align="middle" draw:auto-grow-height="false" fo:min-height="2.25cm" fo:min-width="2cm"/>
    </style:style>
    <style:style style:name="gr13" style:family="graphic" style:parent-style-name="SuiteParts" style:list-style-name="L1">
      <style:graphic-properties draw:fill-color="#ffd166" draw:textarea-vertical-align="middle" draw:auto-grow-height="false" fo:min-height="2.25cm" fo:min-width="2cm"/>
    </style:style>
    <style:style style:name="gr14" style:family="graphic" style:parent-style-name="standard">
      <style:graphic-properties draw:stroke="solid" svg:stroke-width="0.018cm" draw:marker-start-width="0.237cm" draw:fill="none" draw:textarea-horizontal-align="justify" draw:textarea-vertical-align="middle" draw:auto-grow-height="false" fo:min-height="1.75cm" fo:min-width="2cm" fo:padding-top="0.124cm" fo:padding-bottom="0.124cm" fo:padding-left="0.249cm" fo:padding-right="0.249cm"/>
    </style:style>
    <style:style style:name="gr15" style:family="graphic" style:parent-style-name="objectwithoutfill">
      <style:graphic-properties draw:stroke="solid" svg:stroke-width="0.018cm" draw:marker-start-width="0.237cm" draw:marker-end="Symmetric_20_Arrow" draw:marker-end-width="0.3cm" draw:fill="solid" draw:textarea-vertical-align="middle" fo:padding-top="0.124cm" fo:padding-bottom="0.124cm" fo:padding-left="0.249cm" fo:padding-right="0.249cm"/>
    </style:style>
    <style:style style:name="gr16" style:family="graphic" style:parent-style-name="objectwithoutfill">
      <style:graphic-properties draw:stroke="solid" svg:stroke-width="0.018cm" svg:stroke-color="#ef476f" draw:marker-start-width="0.237cm" draw:fill="solid" draw:textarea-vertical-align="middle" fo:padding-top="0.124cm" fo:padding-bottom="0.124cm" fo:padding-left="0.249cm" fo:padding-right="0.249cm"/>
    </style:style>
    <style:style style:name="gr17" style:family="graphic" style:parent-style-name="objectwithoutfill">
      <style:graphic-properties draw:stroke="solid" svg:stroke-width="0.018cm" svg:stroke-color="#ffd166" draw:marker-start-width="0.237cm" draw:fill="solid" draw:textarea-vertical-align="middle" fo:padding-top="0.124cm" fo:padding-bottom="0.124cm" fo:padding-left="0.249cm" fo:padding-right="0.249cm"/>
    </style:style>
    <style:style style:name="gr18" style:family="graphic" style:parent-style-name="objectwithoutfill">
      <style:graphic-properties draw:stroke="solid" svg:stroke-width="0.018cm" svg:stroke-color="#06d6a0" draw:marker-start-width="0.237cm" draw:fill="solid" draw:textarea-vertical-align="middle" fo:padding-top="0.124cm" fo:padding-bottom="0.124cm" fo:padding-left="0.249cm" fo:padding-right="0.249cm"/>
    </style:style>
    <style:style style:name="gr19" style:family="graphic" style:parent-style-name="objectwithoutfill">
      <style:graphic-properties draw:stroke="solid" svg:stroke-width="0.018cm" svg:stroke-color="#247ba0" draw:marker-start-width="0.237cm" draw:fill="solid" draw:textarea-vertical-align="middle" fo:padding-top="0.124cm" fo:padding-bottom="0.124cm" fo:padding-left="0.249cm" fo:padding-right="0.249cm"/>
    </style:style>
    <style:style style:name="gr20" style:family="graphic" style:parent-style-name="objectwithoutfill">
      <style:graphic-properties draw:stroke="solid" svg:stroke-width="0.018cm" svg:stroke-color="#a7c6da" draw:marker-start-width="0.237cm" draw:fill="solid" draw:textarea-vertical-align="middle" fo:padding-top="0.124cm" fo:padding-bottom="0.124cm" fo:padding-left="0.249cm" fo:padding-right="0.249cm"/>
    </style:style>
    <style:style style:name="gr21" style:family="graphic" style:parent-style-name="standard">
      <style:graphic-properties draw:stroke="solid" svg:stroke-width="0.018cm" svg:stroke-color="#000000" draw:marker-start-width="0.267cm" draw:marker-end-width="0.267cm" draw:fill-color="#247ba0" draw:textarea-horizontal-align="justify" draw:textarea-vertical-align="middle" draw:auto-grow-height="false" fo:min-height="2.75cm" fo:min-width="1.5cm" fo:padding-top="0.134cm" fo:padding-bottom="0.134cm" fo:padding-left="0.259cm" fo:padding-right="0.259cm"/>
    </style:style>
    <style:style style:name="gr22" style:family="graphic" style:parent-style-name="objectwithoutfill">
      <style:graphic-properties draw:marker-end="Arrow" draw:marker-end-width="0.3cm" draw:fill="solid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language="en" fo:country="US"/>
    </style:style>
    <style:style style:name="P3" style:family="paragraph">
      <loext:graphic-properties draw:fill="solid"/>
      <style:paragraph-properties fo:text-align="center"/>
      <style:text-properties fo:language="en" fo:country="US"/>
    </style:style>
    <style:style style:name="P4" style:family="paragraph">
      <loext:graphic-properties draw:fill-color="#ef476f"/>
      <style:paragraph-properties fo:text-align="center"/>
      <style:text-properties fo:font-size="16pt" fo:language="en" fo:country="US" style:font-size-asian="16pt" style:font-size-complex="16pt"/>
    </style:style>
    <style:style style:name="P5" style:family="paragraph">
      <style:paragraph-properties fo:line-height="115%" fo:text-align="center"/>
    </style:style>
    <style:style style:name="P6" style:family="paragraph">
      <loext:graphic-properties draw:fill-color="#ef476f"/>
      <style:paragraph-properties fo:line-height="115%" fo:text-align="center"/>
      <style:text-properties fo:font-size="16pt" fo:language="en" fo:country="US" style:font-size-asian="16pt" style:font-size-complex="16pt"/>
    </style:style>
    <style:style style:name="P7" style:family="paragraph">
      <loext:graphic-properties draw:fill="none"/>
      <style:text-properties fo:language="en" fo:country="US"/>
    </style:style>
    <style:style style:name="P8" style:family="paragraph">
      <style:paragraph-properties fo:margin-left="0cm" fo:margin-right="0cm" fo:margin-top="0cm" fo:margin-bottom="0cm" fo:line-height="115%" fo:text-align="center" fo:text-indent="0cm"/>
    </style:style>
    <style:style style:name="P9" style:family="paragraph">
      <loext:graphic-properties draw:fill-color="#ffd166"/>
      <style:paragraph-properties fo:text-align="center"/>
      <style:text-properties fo:font-size="16pt" fo:language="en" fo:country="US" style:font-size-asian="16pt" style:font-size-complex="16pt"/>
    </style:style>
    <style:style style:name="P10" style:family="paragraph">
      <loext:graphic-properties draw:fill-color="#ffd166"/>
      <style:paragraph-properties fo:margin-left="0cm" fo:margin-right="0cm" fo:margin-top="0cm" fo:margin-bottom="0cm" fo:line-height="115%" fo:text-align="center" fo:text-indent="0cm"/>
      <style:text-properties fo:font-size="16pt" fo:language="en" fo:country="US" style:font-size-asian="16pt" style:font-size-complex="16pt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="solid"/>
      <style:paragraph-properties fo:text-align="center"/>
    </style:style>
    <style:style style:name="P13" style:family="paragraph">
      <loext:graphic-properties draw:fill-color="#247ba0"/>
      <style:paragraph-properties fo:text-align="center"/>
      <style:text-properties fo:language="en" fo:country="US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language="en" fo:country="US"/>
    </style:style>
    <style:style style:name="T3" style:family="text">
      <style:text-properties fo:font-size="13pt" fo:language="en" fo:country="US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8cm" svg:height="1cm" svg:x="7.5cm" svg:y="2.5cm">
          <text:p text:style-name="P1"><text:span text:style-name="T1">FPGA </text:span><text:span text:style-name="T2">Performance Suite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" draw:id="id1" draw:layer="layout" svg:width="1cm" svg:height="1cm" svg:x="1.76cm" svg:y="2.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g xml:id="id3" draw:id="id3">
          <draw:path draw:style-name="gr3" draw:text-style-name="P2" draw:layer="layout" svg:width="0.649cm" svg:height="0.832cm" svg:x="19.8cm" svg:y="2.667cm" svg:viewBox="0 0 650 833" svg:d="M650 666c0 31-14 57-44 84-30 26-67 45-119 61-51 15-102 22-162 22s-111-7-163-22c-51-16-89-35-118-61-30-27-44-53-44-84 0-2 0-4 0-5v-661h650v661c0 1 0 3 0 5z">
            <text:p/>
          </draw:path>
          <draw:custom-shape draw:style-name="gr4" draw:text-style-name="P2" draw:layer="layout" svg:width="0.649cm" svg:height="0.333cm" svg:x="19.8cm" svg:y="2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5" draw:text-style-name="P3" draw:layer="layout" svg:x1="2.76cm" svg:y1="3cm" svg:x2="7.5cm" svg:y2="3cm" draw:start-shape="id1" draw:start-glue-point="10" draw:end-shape="id2" draw:end-glue-point="3" svg:d="M2760 3000h4740" svg:viewBox="0 0 4741 1">
          <text:p text:style-name="P1"><text:span text:style-name="T2">User Input</text:span></text:p>
          <text:p text:style-name="P1"><text:span text:style-name="T2"/></text:p>
        </draw:connector>
        <draw:connector draw:style-name="gr5" draw:text-style-name="P3" draw:layer="layout" svg:x1="15.5cm" svg:y1="3cm" svg:x2="19.8cm" svg:y2="3cm" draw:start-shape="id2" draw:start-glue-point="1" draw:end-shape="id3" draw:end-glue-point="3" svg:d="M15500 3000h4300" svg:viewBox="0 0 4301 1">
          <text:p text:style-name="P1"><text:span text:style-name="T2">Data output</text:span></text:p>
          <text:p text:style-name="P1"><text:span text:style-name="T2"/></text:p>
        </draw:connector>
        <draw:custom-shape draw:style-name="gr6" draw:text-style-name="P2" draw:layer="layout" svg:width="1.5cm" svg:height="12.4cm" draw:transform="rotate (-1.5706217938697) translate (19.45cm 3.501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4071.4943491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7" draw:text-style-name="P4" draw:layer="layout" svg:width="2.5cm" svg:height="2.5cm" svg:x="7.3cm" svg:y="5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6" xml:id="id6" draw:id="id6" draw:layer="layout" svg:width="2.5cm" svg:height="2.5cm" svg:x="7.5cm" svg:y="5cm">
          <text:p text:style-name="P5"><text:span text:style-name="T3">Vendor 1</text:span></text:p>
          <text:p text:style-name="P5"><text:span text:style-name="T3">Benchmark</text:span></text:p>
          <text:p text:style-name="P5"><text:span text:style-name="T3">A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7" draw:layer="layout" svg:width="1.721cm" svg:height="0.764cm" svg:x="4.779cm" svg:y="7.245cm">
          <draw:text-box>
            <text:p><text:span text:style-name="T3">VHDL</text:span></text:p>
          </draw:text-box>
        </draw:frame>
        <draw:connector draw:style-name="gr10" draw:text-style-name="P3" draw:layer="layout" svg:x1="2.76cm" svg:y1="3cm" svg:x2="5.639cm" svg:y2="5.3cm" draw:start-shape="id1" draw:start-glue-point="10" draw:end-shape="id4" draw:end-glue-point="0" svg:d="M2760 3000h2879v2300" svg:viewBox="0 0 2880 2301">
          <text:p/>
        </draw:connector>
        <draw:custom-shape draw:style-name="gr7" draw:text-style-name="P4" draw:layer="layout" svg:width="2.5cm" svg:height="2.5cm" svg:x="10.305cm" svg:y="5.2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6" draw:layer="layout" svg:width="2.5cm" svg:height="2.5cm" svg:x="10.505cm" svg:y="5.001cm">
          <text:p text:style-name="P8"><text:span text:style-name="T3">Vendor 1</text:span></text:p>
          <text:p text:style-name="P8"><text:span text:style-name="T3">Benchmark</text:span></text:p>
          <text:p text:style-name="P8"><text:span text:style-name="T3">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9" draw:layer="layout" svg:width="2.5cm" svg:height="2.5cm" svg:x="13.31cm" svg:y="5.2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0" draw:layer="layout" svg:width="2.5cm" svg:height="2.5cm" svg:x="13.51cm" svg:y="5.002cm">
          <text:p text:style-name="P8"><text:span text:style-name="T3">Vendor 2</text:span></text:p>
          <text:p text:style-name="P8"><text:span text:style-name="T3">Benchmark</text:span></text:p>
          <text:p text:style-name="P8"><text:span text:style-name="T3">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9" draw:layer="layout" svg:width="2.5cm" svg:height="2.5cm" svg:x="16.315cm" svg:y="5.2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0" draw:layer="layout" svg:width="2.5cm" svg:height="2.5cm" svg:x="16.515cm" svg:y="5.004cm">
          <text:p text:style-name="P8"><text:span text:style-name="T3">Vendor 2</text:span></text:p>
          <text:p text:style-name="P8"><text:span text:style-name="T3">Benchmark</text:span></text:p>
          <text:p text:style-name="P8"><text:span text:style-name="T3">B</text:span></text:p>
          <draw:enhanced-geometry svg:viewBox="0 0 21600 21600" draw:mirror-horizontal="false" draw:mirror-vertical="false" draw:type="rectangle" draw:enhanced-path="M 0 0 L 21600 0 21600 21600 0 21600 0 0 Z N"/>
        </draw:custom-shape>
        <draw:g xml:id="id5" draw:id="id5">
          <draw:custom-shape draw:style-name="gr14" draw:text-style-name="P11" draw:layer="layout" svg:width="2.5cm" svg:height="2cm" svg:x="24cm" svg:y="2cm">
            <text:p/>
            <draw:enhanced-geometry svg:viewBox="0 0 21600 21600" draw:type="rectangle" draw:enhanced-path="M 0 0 L 21600 0 21600 21600 0 21600 0 0 Z N"/>
          </draw:custom-shape>
          <draw:line draw:style-name="gr15" draw:text-style-name="P12" draw:layer="layout" svg:x1="24.2cm" svg:y1="3.9cm" svg:x2="24.2cm" svg:y2="2.1cm">
            <text:p/>
          </draw:line>
          <draw:g>
            <draw:polyline draw:style-name="gr16" draw:text-style-name="P12" draw:layer="layout" svg:width="0.445cm" svg:height="2.131cm" draw:transform="skewX (-0.100007366139275) rotate (1.05540059868097) translate (24.3399356621986cm 2.48256744553606cm)" svg:viewBox="0 0 446 2132" draw:points="325,0 426,218 446,479 345,805 426,1088 446,1349 304,1697 0,2132">
              <text:p/>
            </draw:polyline>
            <draw:polyline draw:style-name="gr17" draw:text-style-name="P12" draw:layer="layout" svg:width="0.445cm" svg:height="2.131cm" draw:transform="skewX (-0.100007366139275) rotate (1.05505153283057) translate (24.3402020830648cm 2.57010294499245cm)" svg:viewBox="0 0 446 2132" draw:points="324,0 425,217 446,478 344,805 426,1087 446,1348 304,1697 0,2132">
              <text:p/>
            </draw:polyline>
            <draw:polyline draw:style-name="gr18" draw:text-style-name="P12" draw:layer="layout" svg:width="0.445cm" svg:height="2.131cm" draw:transform="skewX (-0.100007366139275) rotate (1.05505153283057) translate (24.3402020830648cm 2.6583382391101cm)" svg:viewBox="0 0 446 2132" draw:points="324,0 425,217 446,478 344,805 426,1087 446,1348 304,1697 0,2132">
              <text:p/>
            </draw:polyline>
            <draw:polyline draw:style-name="gr19" draw:text-style-name="P12" draw:layer="layout" svg:width="0.447cm" svg:height="2.131cm" draw:transform="skewX (-0.100880030765272) rotate (1.05540059868097) translate (24.339009536765cm 2.7489082510805cm)" svg:viewBox="0 0 448 2132" draw:points="327,0 428,218 448,479 346,805 427,1088 447,1349 305,1697 0,2132">
              <text:p/>
            </draw:polyline>
            <draw:polyline draw:style-name="gr20" draw:text-style-name="P12" draw:layer="layout" svg:width="0.445cm" svg:height="2.131cm" draw:transform="skewX (-0.100007366139275) rotate (1.05540059868097) translate (24.3399356621986cm 2.83550862200664cm)" svg:viewBox="0 0 446 2132" draw:points="325,0 426,218 446,479 345,805 426,1088 446,1349 304,1697 0,2132">
              <text:p/>
            </draw:polyline>
          </draw:g>
          <draw:line draw:style-name="gr15" draw:text-style-name="P12" draw:layer="layout" svg:x1="24.1cm" svg:y1="3.8cm" svg:x2="26.4cm" svg:y2="3.8cm">
            <text:p/>
          </draw:line>
        </draw:g>
        <draw:connector draw:style-name="gr5" draw:text-style-name="P12" draw:layer="layout" svg:x1="20.45cm" svg:y1="3cm" svg:x2="24cm" svg:y2="3cm" draw:start-shape="id3" draw:start-glue-point="1" draw:end-shape="id5" draw:end-glue-point="3" svg:d="M20450 3000h3550" svg:viewBox="0 0 3551 1">
          <text:p text:style-name="P1">Graphing</text:p>
          <text:p text:style-name="P1"/>
        </draw:connector>
        <draw:g xml:id="id4" draw:id="id4">
          <draw:path draw:style-name="gr21" draw:text-style-name="P13" draw:layer="layout" svg:width="0.999cm" svg:height="1.489cm" svg:x="4.939cm" svg:y="5.7cm" svg:viewBox="0 0 1000 1490" svg:d="M619 1c1 1 1 1 1 2l380 378v1104c0 1 0 2-1 3l-1 1c-1 1-2 1-3 1h-990c-1 0-2 0-3-1l-1-1c-1-1-1-2-1-3v-1480c0-1 0-2 1-3l1-1c1-1 2-1 3-1h614c0 1 0 1 0 1z">
            <text:p/>
          </draw:path>
          <draw:path draw:style-name="gr21" draw:text-style-name="P13" draw:layer="layout" svg:width="0.999cm" svg:height="1.489cm" svg:x="5.139cm" svg:y="5.5cm" svg:viewBox="0 0 1000 1490" svg:d="M619 1c1 1 1 1 1 2l380 378v1104c0 1 0 2-1 3l-1 1c-1 1-2 1-3 1h-990c-1 0-2 0-3-1l-1-1c-1-1-1-2-1-3v-1480c0-1 0-2 1-3l1-1c1-1 2-1 3-1h614c0 1 0 1 0 1z">
            <text:p/>
          </draw:path>
          <draw:path draw:style-name="gr21" draw:text-style-name="P13" draw:layer="layout" svg:width="0.999cm" svg:height="1.489cm" svg:x="5.339cm" svg:y="5.3cm" svg:viewBox="0 0 1000 1490" svg:d="M619 1c1 1 1 1 1 2l380 378v1104c0 1 0 2-1 3l-1 1c-1 1-2 1-3 1h-990c-1 0-2 0-3-1l-1-1c-1-1-1-2-1-3v-1480c0-1 0-2 1-3l1-1c1-1 2-1 3-1h614c0 1 0 1 0 1z">
            <text:p/>
          </draw:path>
        </draw:g>
        <draw:connector draw:style-name="gr22" draw:text-style-name="P12" draw:layer="layout" svg:x1="6.339cm" svg:y1="6.245cm" svg:x2="7.5cm" svg:y2="6.25cm" draw:start-shape="id4" draw:start-glue-point="1" draw:end-shape="id6" draw:end-glue-point="3" svg:d="M6339 6245h580v5h581" svg:viewBox="0 0 1162 6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nl" fo:country="B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.02cm" svg:stroke-color="#000000" draw:marker-start-width="0.24cm" draw:marker-start-center="false" draw:marker-end-width="0.24cm" draw:marker-end-center="false" draw:fill="solid" draw:fill-color="#eeeeee" draw:textarea-horizontal-align="justify" fo:padding-top="0.125cm" fo:padding-bottom="0.125cm" fo:padding-left="0.25cm" fo:padding-right="0.25cm" draw:shadow="hidden" draw:shadow-offset-x="0.2cm" draw:shadow-offset-y="0.2cm" draw:shadow-color="#808080" text:animation-delay="P0D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6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uiteParts" style:family="graphic" style:parent-style-name="standard">
      <style:graphic-properties draw:fill="solid" draw:fill-color="#a7c6da" text:animation-delay="P0D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ries Kennes</meta:initial-creator>
    <meta:creation-date>2019-04-14T16:19:22.432373153</meta:creation-date>
    <dc:date>2019-05-22T13:42:40.185769539</dc:date>
    <dc:creator>Dries Kennes</dc:creator>
    <meta:editing-duration>PT6H27M44S</meta:editing-duration>
    <meta:editing-cycles>97</meta:editing-cycles>
    <meta:generator>LibreOffice/6.2.3.2$Linux_X86_64 LibreOffice_project/20$Build-2</meta:generator>
    <meta:document-statistic meta:object-count="34"/>
  </office:meta>
</office:document-meta>
</file>